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76ef" officeooo:paragraph-rsid="001376e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4pt" fo:font-weight="bold" style:font-size-asian="12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1.2709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228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354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602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043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Arrow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Arrow" draw:fill="none" draw:fill-color="#ffffff" fo:min-height="0.4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0.9795in" svg:height="1.2713in" svg:x="-0.4646in" svg:y="0.9425in"><text:p text:style-name="P2"><text:span text:style-name="T1">I0</text:span></text:p><text:p text:style-name="P2">S→.E</text:p><text:p text:style-name="P2">E→.E+T</text:p><text:p text:style-name="P2">E→.T</text:p><text:p text:style-name="P2">T→.int(E)</text:p><text:p text:style-name="P2">T→.int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0.9795in" svg:height="0.8232in" svg:x="-0.4126in" svg:y="3.8799in"><text:p text:style-name="P2"><text:span text:style-name="T1">I1</text:span></text:p><text:p text:style-name="P2">S→E.</text:p><text:p text:style-name="P2">E→E.+T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2" svg:width="0.9795in" svg:height="0.6358in" svg:x="1.4835in" svg:y="-0.1311in"><text:p text:style-name="P2"><text:span text:style-name="T1">I2</text:span></text:p><text:p text:style-name="P2"><text:span text:style-name="T2">E → T.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2" svg:width="0.9795in" svg:height="0.7606in" svg:x="1.4835in" svg:y="2.9811in"><text:p text:style-name="P2"><text:span text:style-name="T1">I3</text:span></text:p><text:p text:style-name="P2"><text:span text:style-name="T2">T → int.(E)</text:span></text:p><text:p text:style-name="P2"><text:span text:style-name="T2">T→ int.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2" svg:width="0.9795in" svg:height="1.0004in" svg:x="3.5563in" svg:y="3.8071in"><text:p text:style-name="P2"><text:span text:style-name="T1">I4</text:span></text:p><text:p text:style-name="P2">E→E+.T</text:p><text:p text:style-name="P2">T→.int(E)</text:p><text:p text:style-name="P2">T→.int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2" svg:width="0.9795in" svg:height="0.6043in" svg:x="3.5772in" svg:y="5.3016in"><text:p text:style-name="P2"><text:span text:style-name="T1">I6</text:span></text:p><text:p text:style-name="P2">E→ E+T.</text:p><draw:enhanced-geometry svg:viewBox="0 0 21600 21600" draw:type="rectangle" draw:enhanced-path="M 0 0 L 21600 0 21600 21600 0 21600 0 0 Z N"/></draw:custom-shape><draw:custom-shape text:anchor-type="paragraph" draw:z-index="6" draw:name="Shape1" draw:style-name="gr1" draw:text-style-name="P2" svg:width="0.9795in" svg:height="1.2713in" svg:x="1.4728in" svg:y="0.911in"><text:p text:style-name="P2"><text:span text:style-name="T1">I5</text:span></text:p><text:p text:style-name="P2">T→ int(.E)</text:p><text:p text:style-name="P2">E→.E+T</text:p><text:p text:style-name="P2">E→.T</text:p><text:p text:style-name="P2">T→.int(E)</text:p><text:p text:style-name="P2">T→.int</text:p><draw:enhanced-geometry svg:viewBox="0 0 21600 21600" draw:type="rectangle" draw:enhanced-path="M 0 0 L 21600 0 21600 21600 0 21600 0 0 Z N"/></draw:custom-shape><draw:custom-shape text:anchor-type="paragraph" draw:z-index="7" draw:name="Shape1" draw:style-name="gr2" draw:text-style-name="P2" svg:width="0.9795in" svg:height="0.8232in" svg:x="3.5772in" svg:y="1.0154in"><text:p text:style-name="P2"><text:span text:style-name="T1">I7</text:span></text:p><text:p text:style-name="P2">T → int(E.)</text:p><text:p text:style-name="P2">E→E.+T</text:p><draw:enhanced-geometry svg:viewBox="0 0 21600 21600" draw:type="rectangle" draw:enhanced-path="M 0 0 L 21600 0 21600 21600 0 21600 0 0 Z N"/></draw:custom-shape><draw:custom-shape text:anchor-type="paragraph" draw:z-index="8" draw:name="Shape1" draw:style-name="gr6" draw:text-style-name="P2" svg:width="0.9795in" svg:height="0.6043in" svg:x="3.5665in" svg:y="-0.0992in"><text:p text:style-name="P2"><text:span text:style-name="T1">I8</text:span></text:p><text:p text:style-name="P2">T → int(E).</text:p><draw:enhanced-geometry svg:viewBox="0 0 21600 21600" draw:type="rectangle" draw:enhanced-path="M 0 0 L 21600 0 21600 21600 0 21600 0 0 Z N"/></draw:custom-shape><draw:line text:anchor-type="paragraph" draw:z-index="9" draw:name="Shape2" draw:style-name="gr7" draw:text-style-name="P2" svg:x1="-0.0272in" svg:y1="2.302in" svg:x2="-0.0272in" svg:y2="3.8799in"><text:p/></draw:line><draw:frame text:anchor-type="paragraph" draw:z-index="10" draw:name="Shape3" draw:style-name="gr8" draw:text-style-name="P3" svg:width="0.2476in" svg:height="0.287in" svg:x="0.0516in" svg:y="2.8874in"><draw:text-box><text:p><text:span text:style-name="T3">E</text:span></text:p></draw:text-box></draw:frame><draw:line text:anchor-type="paragraph" draw:z-index="11" draw:name="Shape4" draw:style-name="gr7" draw:text-style-name="P2" svg:x1="0.0772in" svg:y1="0.8827in" svg:x2="1.3925in" svg:y2="0.1535in"><text:p/></draw:line><draw:line text:anchor-type="paragraph" draw:z-index="12" draw:name="Shape5" draw:style-name="gr7" draw:text-style-name="P2" svg:x1="0.5717in" svg:y1="2.2236in" svg:x2="1.4835in" svg:y2="3.3693in"><text:p/></draw:line><draw:line text:anchor-type="paragraph" draw:z-index="13" draw:name="Shape6" draw:style-name="gr7" draw:text-style-name="P2" svg:x1="1.4835in" svg:y1="2.9272in" svg:x2="1.4835in" svg:y2="2.2236in"><text:p/></draw:line><draw:line text:anchor-type="paragraph" draw:z-index="14" draw:name="Shape7" draw:style-name="gr7" draw:text-style-name="P2" svg:x1="2.452in" svg:y1="2.1819in" svg:x2="2.452in" svg:y2="2.8874in"><text:p/></draw:line><draw:line text:anchor-type="paragraph" draw:z-index="15" draw:name="Shape8" draw:style-name="gr7" draw:text-style-name="P2" svg:x1="1.978in" svg:y1="0.9114in" svg:x2="1.978in" svg:y2="0.5043in"><text:p/></draw:line><draw:line text:anchor-type="paragraph" draw:z-index="16" draw:name="Shape9" draw:style-name="gr7" draw:text-style-name="P2" svg:x1="2.452in" svg:y1="1.4689in" svg:x2="3.5772in" svg:y2="1.4689in"><text:p/></draw:line><draw:line text:anchor-type="paragraph" draw:z-index="17" draw:name="Shape10" draw:style-name="gr7" draw:text-style-name="P2" svg:x1="0.5665in" svg:y1="4.3457in" svg:x2="3.5563in" svg:y2="4.3457in"><text:p/></draw:line><draw:line text:anchor-type="paragraph" draw:z-index="18" draw:name="Shape11" draw:style-name="gr7" draw:text-style-name="P2" svg:x1="4.0807in" svg:y1="4.8071in" svg:x2="4.0807in" svg:y2="5.2969in"><text:p/></draw:line><draw:line text:anchor-type="paragraph" draw:z-index="19" draw:name="Shape12" draw:style-name="gr7" draw:text-style-name="P2" svg:x1="3.5563in" svg:y1="3.8902in" svg:x2="2.5311in" svg:y2="3.3827in"><text:p/></draw:line><draw:line text:anchor-type="paragraph" draw:z-index="20" draw:name="Shape14" draw:style-name="gr7" draw:text-style-name="P2" svg:x1="4.1327in" svg:y1="0.9083in" svg:x2="4.1327in" svg:y2="0.5047in"><text:p/></draw:line><draw:frame text:anchor-type="paragraph" draw:z-index="21" draw:name="Shape3" draw:style-name="gr8" draw:text-style-name="P3" svg:width="0.2476in" svg:height="0.287in" svg:x="0.4811in" svg:y="0.2575in"><draw:text-box><text:p><text:span text:style-name="T3">T</text:span></text:p></draw:text-box></draw:frame><draw:frame text:anchor-type="paragraph" draw:z-index="22" draw:name="Shape3" draw:style-name="gr9" draw:text-style-name="P3" svg:width="0.3906in" svg:height="0.4579in" svg:x="0.8457in" svg:y="2.328in"><draw:text-box><text:p><text:span text:style-name="T3">int</text:span></text:p></draw:text-box></draw:frame><draw:frame text:anchor-type="paragraph" draw:z-index="23" draw:name="Shape3" draw:style-name="gr8" draw:text-style-name="P3" svg:width="0.2476in" svg:height="0.287in" svg:x="1.7965in" svg:y="4.411in"><draw:text-box><text:p><text:span text:style-name="T3">+</text:span></text:p></draw:text-box></draw:frame><draw:frame text:anchor-type="paragraph" draw:z-index="24" draw:name="Shape3" draw:style-name="gr8" draw:text-style-name="P3" svg:width="0.2476in" svg:height="0.287in" svg:x="4.1535in" svg:y="4.8846in"><draw:text-box><text:p><text:span text:style-name="T3">T</text:span></text:p></draw:text-box></draw:frame><draw:frame text:anchor-type="paragraph" draw:z-index="25" draw:name="Shape3" draw:style-name="gr9" draw:text-style-name="P3" svg:width="0.3906in" svg:height="0.4579in" svg:x="2.9937in" svg:y="3.3043in"><draw:text-box><text:p><text:span text:style-name="T3">int</text:span></text:p></draw:text-box></draw:frame><draw:frame text:anchor-type="paragraph" draw:z-index="26" draw:name="Shape3" draw:style-name="gr8" draw:text-style-name="P3" svg:width="0.2476in" svg:height="0.287in" svg:x="4.2445in" svg:y="0.6091in"><draw:text-box><text:p><text:span text:style-name="T3">)</text:span></text:p></draw:text-box></draw:frame><draw:frame text:anchor-type="paragraph" draw:z-index="27" draw:name="Shape3" draw:style-name="gr8" draw:text-style-name="P3" svg:width="0.2476in" svg:height="0.287in" svg:x="1.5492in" svg:y="2.4445in"><draw:text-box><text:p><text:span text:style-name="T3">(</text:span></text:p></draw:text-box></draw:frame><draw:frame text:anchor-type="paragraph" draw:z-index="28" draw:name="Shape3" draw:style-name="gr9" draw:text-style-name="P3" svg:width="0.4807in" svg:height="0.4579in" svg:x="2.539in" svg:y="2.328in"><draw:text-box><text:p><text:span text:style-name="T3">int</text:span></text:p></draw:text-box></draw:frame><draw:frame text:anchor-type="paragraph" draw:z-index="29" draw:name="Shape3" draw:style-name="gr8" draw:text-style-name="P3" svg:width="0.2476in" svg:height="0.287in" svg:x="2.7339in" svg:y="1.1819in"><draw:text-box><text:p><text:span text:style-name="T3">E</text:span></text:p></draw:text-box></draw:frame><draw:frame text:anchor-type="paragraph" draw:z-index="30" draw:name="Shape3" draw:style-name="gr8" draw:text-style-name="P3" svg:width="0.2476in" svg:height="0.287in" svg:x="1.6661in" svg:y="0.6244in"><draw:text-box><text:p><text:span text:style-name="T3">T</text:span></text:p></draw:text-box></draw:frame><draw:line text:anchor-type="paragraph" draw:z-index="31" draw:name="Shape13" draw:style-name="gr10" draw:text-style-name="P2" svg:x1="4.0744in" svg:y1="1.9189in" svg:x2="4.0744in" svg:y2="3.8071in"><text:p/></draw:line><draw:frame text:anchor-type="paragraph" draw:z-index="32" draw:name="Shape3" draw:style-name="gr8" draw:text-style-name="P3" svg:width="0.2476in" svg:height="0.287in" svg:x="4.0744in" svg:y="2.6008in"><draw:text-box><text:p><text:span text:style-name="T3">+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7:27:45.345397185</meta:creation-date>
    <dc:date>2018-02-25T18:31:14.039936423</dc:date>
    <meta:editing-duration>PT7M9S</meta:editing-duration>
    <meta:editing-cycles>2</meta:editing-cycles>
    <meta:generator>LibreOffice/6.0.1.1$Linux_X86_64 LibreOffice_project/00m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